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text-properties officeooo:rsid="001ce83b" officeooo:paragraph-rsid="001ce83b"/>
    </style:style>
    <style:style style:name="P2" style:family="paragraph" style:parent-style-name="Heading_20_2">
      <style:text-properties officeooo:rsid="001ce83b" officeooo:paragraph-rsid="001ce83b"/>
    </style:style>
    <style:style style:name="P3" style:family="paragraph" style:parent-style-name="Heading_20_1">
      <style:text-properties officeooo:rsid="001ce83b" officeooo:paragraph-rsid="001ce83b"/>
    </style:style>
    <style:style style:name="P4" style:family="paragraph" style:parent-style-name="Title">
      <style:text-properties officeooo:rsid="001ce83b" officeooo:paragraph-rsid="001ce83b"/>
    </style:style>
    <style:style style:name="P5" style:family="paragraph" style:parent-style-name="Text_20_body">
      <style:text-properties officeooo:rsid="001ce83b" officeooo:paragraph-rsid="001ce83b"/>
    </style:style>
    <style:style style:name="P6" style:family="paragraph" style:parent-style-name="Text_20_body" style:list-style-name="L1">
      <style:text-properties officeooo:rsid="001ce83b" officeooo:paragraph-rsid="001ce83b"/>
    </style:style>
    <style:style style:name="P7" style:family="paragraph" style:parent-style-name="Text_20_body" style:list-style-name="L1">
      <style:text-properties officeooo:paragraph-rsid="001ce83b"/>
    </style:style>
    <style:style style:name="T1" style:family="text">
      <style:text-properties officeooo:rsid="001ce8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de Uso</text:p>
      <text:p text:style-name="P1">IA-Chatbot<text:line-break/>Andres Ixim Sebastian Oliva Casado<text:line-break/>200815609</text:p>
      <text:p text:style-name="P5"/>
      <text:h text:style-name="P3" text:outline-level="1">Uso del la aplicación</text:h>
      <text:list xml:id="list4673672625043238808" text:style-name="L1">
        <text:list-item>
          <text:p text:style-name="P7"><text:span text:style-name="T1">Se accede al servidor en la ruta /session/</text:span></text:p>
        </text:list-item>
        <text:list-item>
          <text:p text:style-name="P6">Acá se puede ya interactuar con el bot</text:p>
        </text:list-item>
      </text:list>
      <text:h text:style-name="P3" text:outline-level="1">Información para desarolladores</text:h>
      <text:h text:style-name="P2" text:outline-level="2">Dependencias</text:h>
      <text:p text:style-name="P5">Python 2.7+</text:p>
      <text:p text:style-name="P5">Flask</text:p>
      <text:p text:style-name="P5">PyAIML</text:p>
      <text:h text:style-name="P2" text:outline-level="2">Ejecución</text:h>
      <text:p text:style-name="P5">$ python app.py</text:p>
      <text:h text:style-name="P2" text:outline-level="2">Detalles Técnicos</text:h>
      <text:p text:style-name="P5">Las respuestas están contenidas en los archivos del arbol /aim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Condensed Light" svg:font-family="'Open Sans Condensed Light'" style:font-adornments="Condensed Light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Open Sans Condensed" fo:font-family="'Open Sans Condensed'" style:font-style-name="Bold" style:font-family-generic="swiss" style:font-pitch="variable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Open Sans Condensed" fo:font-family="'Open Sans Condensed'" style:font-style-name="Bold" style:font-family-generic="swiss" style:font-pitch="variable" fo:font-size="14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Open Sans Condensed" fo:font-family="'Open Sans Condensed'" style:font-style-name="Bold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Open Sans Condensed Light" fo:font-family="'Open Sans Condensed Light'" style:font-style-name="Condensed Light" style:font-family-generic="swiss" style:font-pitch="variable" fo:font-size="20pt" fo:font-style="normal" fo:font-weight="250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Open Sans Condensed Light" fo:font-family="'Open Sans Condensed Light'" style:font-style-name="Condensed Light" style:font-family-generic="swiss" style:font-pitch="variable" fo:font-size="16pt" fo:font-weight="250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1:10:00.237021739</meta:creation-date>
    <meta:editing-duration>P0D</meta:editing-duration>
    <meta:editing-cycles>2</meta:editing-cycles>
    <meta:generator>LibreOffice/4.1.6.2$Linux_X86_64 LibreOffice_project/410m0$Build-2</meta:generator>
    <dc:title>CuteDox2</dc:title>
    <meta:initial-creator>Sebastian Oliva</meta:initial-creator>
    <dc:date>2015-03-07T01:12:44.028616001</dc:date>
    <dc:creator>Sebastian Oliva</dc:creator>
    <meta:document-statistic meta:table-count="0" meta:image-count="0" meta:object-count="0" meta:page-count="1" meta:paragraph-count="14" meta:word-count="56" meta:character-count="343" meta:non-whitespace-character-count="303"/>
    <meta:template xlink:type="simple" xlink:actuate="onRequest" xlink:title="CuteDox2" xlink:href="../../../.config/libreoffice/4-suse/user/template/CuteDox2.ott" meta:date="2015-03-07T01:10:00.111457547"/>
  </office:meta>
</office:document-meta>
</file>